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fo:margin-bottom="0in" fo:line-height="100%"/>
    </style:style>
    <style:style style:name="T2" style:parent-style-name="Standardskriftforavsnitt" style:family="text">
      <style:text-properties style:font-name="Arial" style:font-name-asian="Times New Roman" style:font-name-complex="Arial" fo:color="#000000" style:language-asian="nb" style:country-asian="NO"/>
    </style:style>
    <style:style style:name="P3" style:parent-style-name="Normal" style:family="paragraph">
      <style:paragraph-properties fo:margin-top="0.1666in" fo:margin-bottom="0.1666in" fo:line-height="100%" fo:text-indent="-0.25in"/>
    </style:style>
    <style:style style:name="T4" style:parent-style-name="Standardskriftforavsnitt" style:family="text">
      <style:text-properties style:font-name="Arial" style:font-name-asian="Times New Roman" style:font-name-complex="Arial" fo:color="#000000" fo:font-size="12pt" style:font-size-asian="12pt" style:font-size-complex="12pt" style:language-asian="nb" style:country-asian="NO"/>
    </style:style>
    <style:style style:name="P5" style:parent-style-name="Normal" style:family="paragraph">
      <style:paragraph-properties fo:margin-top="0.1666in" fo:margin-bottom="0.1666in" fo:line-height="100%"/>
    </style:style>
    <style:style style:name="T6" style:parent-style-name="Standardskriftforavsnitt" style:family="text">
      <style:text-properties style:font-name="Arial" style:font-name-asian="Times New Roman" style:font-name-complex="Arial" fo:color="#000000" fo:font-size="12pt" style:font-size-asian="12pt" style:font-size-complex="12pt" style:language-asian="nb" style:country-asian="NO"/>
    </style:style>
    <style:style style:name="P7" style:parent-style-name="Normal" style:family="paragraph">
      <style:paragraph-properties fo:margin-top="0.1666in" fo:margin-bottom="0.1666in" fo:line-height="100%" fo:text-indent="-0.25in"/>
    </style:style>
    <style:style style:name="T8" style:parent-style-name="Standardskriftforavsnitt" style:family="text">
      <style:text-properties style:font-name="Arial" style:font-name-asian="Times New Roman" style:font-name-complex="Arial" fo:color="#000000" fo:font-size="12pt" style:font-size-asian="12pt" style:font-size-complex="12pt" style:language-asian="nb" style:country-asian="NO"/>
    </style:style>
    <style:style style:name="T9" style:parent-style-name="Standardskriftforavsnitt" style:family="text">
      <style:text-properties style:font-name="Arial" style:font-name-asian="Times New Roman" style:font-name-complex="Arial" fo:color="#000000" fo:font-size="7pt" style:font-size-asian="7pt" style:font-size-complex="7pt" style:language-asian="nb" style:country-asian="NO"/>
    </style:style>
    <style:style style:name="T10" style:parent-style-name="Standardskriftforavsnitt" style:family="text">
      <style:text-properties style:font-name="Arial" style:font-name-asian="Times New Roman" style:font-name-complex="Arial" fo:color="#000000" fo:font-size="12pt" style:font-size-asian="12pt" style:font-size-complex="12pt" style:language-asian="nb" style:country-asian="NO"/>
    </style:style>
    <style:style style:name="P11" style:parent-style-name="Normal" style:family="paragraph">
      <style:paragraph-properties fo:margin-top="0.1666in" fo:margin-bottom="0.1666in" fo:line-height="100%"/>
    </style:style>
    <style:style style:name="T12" style:parent-style-name="Standardskriftforavsnitt" style:family="text">
      <style:text-properties style:font-name="Arial" style:font-name-asian="Times New Roman" style:font-name-complex="Arial" fo:color="#000000" fo:font-size="12pt" style:font-size-asian="12pt" style:font-size-complex="12pt" style:language-asian="nb" style:country-asian="NO"/>
    </style:style>
    <style:style style:name="P13" style:parent-style-name="Normal" style:family="paragraph">
      <style:paragraph-properties fo:margin-top="0.1666in" fo:margin-bottom="0.1666in" fo:line-height="100%"/>
    </style:style>
    <style:style style:name="T14" style:parent-style-name="Standardskriftforavsnitt" style:family="text">
      <style:text-properties style:font-name="Arial" style:font-name-asian="Times New Roman" style:font-name-complex="Arial" fo:color="#000000" fo:font-size="12pt" style:font-size-asian="12pt" style:font-size-complex="12pt" style:language-asian="nb" style:country-asian="NO"/>
    </style:style>
    <style:style style:name="P15" style:parent-style-name="Normal" style:list-style-name="LFO1" style:family="paragraph">
      <style:paragraph-properties style:vertical-align="baseline" fo:margin-top="0.1666in" fo:margin-bottom="0.1666in" fo:line-height="100%"/>
      <style:text-properties style:font-name="Arial" style:font-name-asian="Times New Roman" style:font-name-complex="Arial" fo:color="#000000" fo:font-size="12pt" style:font-size-asian="12pt" style:font-size-complex="12pt" style:language-asian="nb" style:country-asian="NO"/>
    </style:style>
    <style:style style:name="P16" style:parent-style-name="Normal" style:family="paragraph">
      <style:paragraph-properties fo:margin-top="0.1666in" fo:margin-bottom="0.1666in" fo:line-height="100%"/>
    </style:style>
    <style:style style:name="T17" style:parent-style-name="Standardskriftforavsnitt" style:family="text">
      <style:text-properties style:font-name="Arial" style:font-name-asian="Times New Roman" style:font-name-complex="Arial" fo:color="#000000" fo:font-size="12pt" style:font-size-asian="12pt" style:font-size-complex="12pt" style:language-asian="nb" style:country-asian="NO"/>
    </style:style>
    <style:style style:name="P18" style:parent-style-name="Normal" style:family="paragraph">
      <style:paragraph-properties fo:margin-top="0.1666in" fo:margin-bottom="0.1666in" fo:line-height="100%" fo:text-indent="-0.25in"/>
    </style:style>
    <style:style style:name="T19" style:parent-style-name="Standardskriftforavsnitt" style:family="text">
      <style:text-properties style:font-name="Arial" style:font-name-asian="Times New Roman" style:font-name-complex="Arial" fo:color="#000000" fo:font-size="12pt" style:font-size-asian="12pt" style:font-size-complex="12pt" style:language-asian="nb" style:country-asian="NO"/>
    </style:style>
    <style:style style:name="T20" style:parent-style-name="Standardskriftforavsnitt" style:family="text">
      <style:text-properties style:font-name="Arial" style:font-name-asian="Times New Roman" style:font-name-complex="Arial" fo:color="#000000" fo:font-size="7pt" style:font-size-asian="7pt" style:font-size-complex="7pt" style:language-asian="nb" style:country-asian="NO"/>
    </style:style>
    <style:style style:name="T21" style:parent-style-name="Standardskriftforavsnitt" style:family="text">
      <style:text-properties style:font-name="Arial" style:font-name-asian="Times New Roman" style:font-name-complex="Arial" fo:color="#000000" fo:font-size="7pt" style:font-size-asian="7pt" style:font-size-complex="7pt" style:language-asian="nb" style:country-asian="NO"/>
    </style:style>
    <style:style style:name="T22" style:parent-style-name="Standardskriftforavsnitt" style:family="text">
      <style:text-properties style:font-name="Arial" style:font-name-asian="Times New Roman" style:font-name-complex="Arial" fo:color="#000000" fo:font-size="12pt" style:font-size-asian="12pt" style:font-size-complex="12pt" style:language-asian="nb" style:country-asian="NO"/>
    </style:style>
    <style:style style:name="P2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nb" style:country-asian="NO"/>
    </style:style>
    <style:style style:name="P24" style:parent-style-name="Normal" style:family="paragraph">
      <style:paragraph-properties fo:margin-top="0.1666in" fo:margin-bottom="0.1666in" fo:line-height="100%"/>
    </style:style>
    <style:style style:name="T25" style:parent-style-name="Standardskriftforavsnitt" style:family="text">
      <style:text-properties style:font-name="Arial" style:font-name-asian="Times New Roman" style:font-name-complex="Arial" fo:color="#000000" fo:font-size="12pt" style:font-size-asian="12pt" style:font-size-complex="12pt" style:language-asian="nb" style:country-asian="NO"/>
    </style:style>
    <style:style style:name="P26" style:parent-style-name="Normal" style:family="paragraph">
      <style:paragraph-properties fo:margin-top="0.1666in" fo:margin-bottom="0.1666in" fo:line-height="100%"/>
    </style:style>
    <style:style style:name="T27" style:parent-style-name="Standardskriftforavsnitt" style:family="text">
      <style:text-properties style:font-name="Arial" style:font-name-asian="Times New Roman" style:font-name-complex="Arial" fo:font-weight="bold" style:font-weight-asian="bold" style:font-weight-complex="bold" fo:color="#000000" fo:font-size="12pt" style:font-size-asian="12pt" style:font-size-complex="12pt" style:language-asian="nb" style:country-asian="NO"/>
    </style:style>
    <style:style style:name="P28" style:parent-style-name="Normal" style:family="paragraph">
      <style:paragraph-properties fo:margin-top="0.1666in" fo:margin-bottom="0.1666in" fo:line-height="100%"/>
    </style:style>
    <style:style style:name="T29" style:parent-style-name="Standardskriftforavsnitt" style:family="text">
      <style:text-properties style:font-name="Arial" style:font-name-asian="Times New Roman" style:font-name-complex="Arial" fo:color="#000000" fo:font-size="12pt" style:font-size-asian="12pt" style:font-size-complex="12pt" style:language-asian="nb" style:country-asian="NO"/>
    </style:style>
    <style:style style:name="T30" style:parent-style-name="Standardskriftforavsnitt" style:family="text">
      <style:text-properties style:font-name="Arial" style:font-name-asian="Times New Roman" style:font-name-complex="Arial" fo:color="#000000" fo:font-size="12pt" style:font-size-asian="12pt" style:font-size-complex="12pt" style:language-asian="nb" style:country-asian="NO"/>
    </style:style>
    <style:style style:name="P31" style:parent-style-name="Normal" style:family="paragraph">
      <style:paragraph-properties fo:margin-top="0.1666in" fo:margin-bottom="0.1666in" fo:line-height="100%"/>
    </style:style>
    <style:style style:name="T32" style:parent-style-name="Standardskriftforavsnitt" style:family="text">
      <style:text-properties style:font-name="Arial" style:font-name-asian="Times New Roman" style:font-name-complex="Arial" fo:color="#000000" fo:font-size="12pt" style:font-size-asian="12pt" style:font-size-complex="12pt" style:language-asian="nb" style:country-asian="NO"/>
    </style:style>
    <style:style style:name="P33" style:parent-style-name="Normal" style:family="paragraph">
      <style:paragraph-properties fo:margin-top="0.1666in" fo:margin-bottom="0.1666in" fo:line-height="100%"/>
    </style:style>
    <style:style style:name="T34" style:parent-style-name="Standardskriftforavsnitt" style:family="text">
      <style:text-properties style:font-name="Arial" style:font-name-asian="Times New Roman" style:font-name-complex="Arial" fo:font-style="italic" style:font-style-asian="italic" style:font-style-complex="italic" fo:color="#000000" fo:font-size="12pt" style:font-size-asian="12pt" style:font-size-complex="12pt" style:language-asian="nb" style:country-asian="NO"/>
    </style:style>
    <style:style style:name="P35" style:parent-style-name="Normal" style:family="paragraph">
      <style:paragraph-properties fo:margin-top="0.1666in" fo:margin-bottom="0.1666in" fo:line-height="100%"/>
    </style:style>
    <style:style style:name="T36" style:parent-style-name="Standardskriftforavsnitt" style:family="text">
      <style:text-properties style:font-name="Arial" style:font-name-asian="Times New Roman" style:font-name-complex="Arial" fo:font-style="italic" style:font-style-asian="italic" style:font-style-complex="italic" fo:color="#1155CC" fo:font-size="12pt" style:font-size-asian="12pt" style:font-size-complex="12pt" style:text-underline-type="single" style:text-underline-style="solid" style:text-underline-width="auto" style:text-underline-mode="continuous" style:language-asian="nb" style:country-asian="NO"/>
    </style:style>
    <style:style style:name="P37" style:parent-style-name="Normal" style:family="paragraph">
      <style:paragraph-properties fo:margin-top="0.1666in" fo:margin-bottom="0.1666in" fo:line-height="100%"/>
    </style:style>
    <style:style style:name="T38" style:parent-style-name="Standardskriftforavsnitt" style:family="text">
      <style:text-properties style:font-name="Arial" style:font-name-asian="Times New Roman" style:font-name-complex="Arial" fo:font-style="italic" style:font-style-asian="italic" style:font-style-complex="italic" fo:color="#1155CC" fo:font-size="12pt" style:font-size-asian="12pt" style:font-size-complex="12pt" style:text-underline-type="single" style:text-underline-style="solid" style:text-underline-width="auto" style:text-underline-mode="continuous" style:language-asian="nb" style:country-asian="NO"/>
    </style:style>
    <style:style style:name="P39" style:parent-style-name="Normal" style:family="paragraph">
      <style:paragraph-properties fo:margin-top="0.1666in" fo:margin-bottom="0.1666in" fo:line-height="100%"/>
    </style:style>
    <style:style style:name="T40" style:parent-style-name="Standardskriftforavsnitt" style:family="text">
      <style:text-properties style:font-name="Arial" style:font-name-asian="Times New Roman" style:font-name-complex="Arial" fo:font-style="italic" style:font-style-asian="italic" style:font-style-complex="italic" fo:color="#1155CC" fo:font-size="12pt" style:font-size-asian="12pt" style:font-size-complex="12pt" style:text-underline-type="single" style:text-underline-style="solid" style:text-underline-width="auto" style:text-underline-mode="continuous" style:language-asian="nb" style:country-asian="NO"/>
    </style:style>
    <style:style style:name="P41" style:parent-style-name="Normal" style:family="paragraph">
      <style:paragraph-properties fo:margin-top="0.1666in" fo:margin-bottom="0.1666in" fo:line-height="100%"/>
    </style:style>
    <style:style style:name="T42" style:parent-style-name="Standardskriftforavsnitt" style:family="text">
      <style:text-properties style:font-name="Arial" style:font-name-asian="Times New Roman" style:font-name-complex="Arial" fo:font-style="italic" style:font-style-asian="italic" style:font-style-complex="italic" fo:color="#1155CC" fo:font-size="12pt" style:font-size-asian="12pt" style:font-size-complex="12pt" style:text-underline-type="single" style:text-underline-style="solid" style:text-underline-width="auto" style:text-underline-mode="continuous" style:language-asian="nb" style:country-asian="NO"/>
    </style:style>
    <style:style style:name="P43" style:parent-style-name="Normal" style:family="paragraph">
      <style:paragraph-properties fo:margin-top="0.1666in" fo:margin-bottom="0.1666in" fo:line-height="100%"/>
    </style:style>
    <style:style style:name="T44" style:parent-style-name="Standardskriftforavsnitt" style:family="text">
      <style:text-properties style:font-name="Arial" style:font-name-asian="Times New Roman" style:font-name-complex="Arial" fo:font-style="italic" style:font-style-asian="italic" style:font-style-complex="italic" fo:color="#000000" fo:font-size="12pt" style:font-size-asian="12pt" style:font-size-complex="12pt" style:language-asian="nb" style:country-asian="NO"/>
    </style:style>
    <style:style style:name="P45" style:parent-style-name="Normal" style:family="paragraph">
      <style:paragraph-properties fo:margin-top="0.1666in" fo:margin-bottom="0.1666in" fo:line-height="100%"/>
    </style:style>
    <style:style style:name="T46" style:parent-style-name="Standardskriftforavsnitt" style:family="text">
      <style:text-properties style:font-name="Arial" style:font-name-asian="Times New Roman" style:font-name-complex="Arial" fo:font-style="italic" style:font-style-asian="italic" style:font-style-complex="italic" fo:color="#000000" fo:font-size="12pt" style:font-size-asian="12pt" style:font-size-complex="12pt" style:language-asian="nb" style:country-asian="NO"/>
    </style:style>
    <style:style style:name="P47" style:parent-style-name="Normal" style:family="paragraph">
      <style:paragraph-properties fo:margin-top="0.1666in" fo:margin-bottom="0.1666in" fo:line-height="100%"/>
    </style:style>
    <style:style style:name="T48" style:parent-style-name="Standardskriftforavsnitt" style:family="text">
      <style:text-properties style:font-name="Arial" style:font-name-asian="Times New Roman" style:font-name-complex="Arial" fo:font-style="italic" style:font-style-asian="italic" style:font-style-complex="italic" fo:color="#000000" fo:font-size="12pt" style:font-size-asian="12pt" style:font-size-complex="12pt" style:language-asian="nb" style:country-asian="NO"/>
    </style:style>
    <style:style style:name="P49" style:parent-style-name="Normal" style:family="paragraph">
      <style:paragraph-properties fo:margin-top="0.1666in" fo:margin-bottom="0.1666in" fo:line-height="100%"/>
    </style:style>
    <style:style style:name="T50" style:parent-style-name="Standardskriftforavsnitt" style:family="text">
      <style:text-properties style:font-name="Arial" style:font-name-asian="Times New Roman" style:font-name-complex="Arial" fo:font-style="italic" style:font-style-asian="italic" style:font-style-complex="italic" fo:color="#000000" fo:font-size="12pt" style:font-size-asian="12pt" style:font-size-complex="12pt" style:language-asian="nb" style:country-asian="NO"/>
    </style:style>
    <style:style style:name="P51" style:parent-style-name="Normal" style:family="paragraph">
      <style:paragraph-properties fo:margin-top="0.1666in" fo:margin-bottom="0.1666in" fo:line-height="100%"/>
    </style:style>
    <style:style style:name="T52" style:parent-style-name="Standardskriftforavsnitt" style:family="text">
      <style:text-properties style:font-name="Arial" style:font-name-asian="Times New Roman" style:font-name-complex="Arial" fo:font-style="italic" style:font-style-asian="italic" style:font-style-complex="italic" fo:color="#000000" fo:font-size="12pt" style:font-size-asian="12pt" style:font-size-complex="12pt" style:language-asian="nb" style:country-asian="NO"/>
    </style:style>
    <style:style style:name="P53" style:parent-style-name="Normal" style:family="paragraph">
      <style:paragraph-properties fo:margin-top="0.1666in" fo:margin-bottom="0.1666in" fo:line-height="100%"/>
    </style:style>
    <style:style style:name="T54" style:parent-style-name="Standardskriftforavsnitt" style:family="text">
      <style:text-properties style:font-name="Arial" style:font-name-asian="Times New Roman" style:font-name-complex="Arial" fo:font-style="italic" style:font-style-asian="italic" style:font-style-complex="italic" fo:color="#000000" fo:font-size="12pt" style:font-size-asian="12pt" style:font-size-complex="12pt" style:language-asian="nb" style:country-asian="NO"/>
    </style:style>
    <style:style style:name="P55" style:parent-style-name="Normal" style:family="paragraph">
      <style:paragraph-properties fo:margin-top="0.1666in" fo:margin-bottom="0.1666in" fo:line-height="100%"/>
    </style:style>
    <style:style style:name="T56" style:parent-style-name="Standardskriftforavsnitt" style:family="text">
      <style:text-properties style:font-name="Arial" style:font-name-asian="Times New Roman" style:font-name-complex="Arial" fo:font-weight="bold" style:font-weight-asian="bold" style:font-weight-complex="bold" fo:color="#000000" fo:font-size="12pt" style:font-size-asian="12pt" style:font-size-complex="12pt" style:language-asian="nb" style:country-asian="NO"/>
    </style:style>
    <style:style style:name="P57" style:parent-style-name="Normal" style:family="paragraph">
      <style:paragraph-properties fo:margin-top="0.1666in" fo:margin-bottom="0.1666in" fo:line-height="100%"/>
    </style:style>
    <style:style style:name="T58" style:parent-style-name="Standardskriftforavsnitt" style:family="text">
      <style:text-properties style:font-name="Arial" style:font-name-asian="Times New Roman" style:font-name-complex="Arial" fo:color="#000000" fo:font-size="12pt" style:font-size-asian="12pt" style:font-size-complex="12pt" style:language-asian="nb" style:country-asian="NO"/>
    </style:style>
    <style:style style:name="P59" style:parent-style-name="Normal" style:family="paragraph">
      <style:paragraph-properties fo:margin-top="0.1666in" fo:margin-bottom="0.1666in" fo:line-height="100%"/>
    </style:style>
    <style:style style:name="T60" style:parent-style-name="Standardskriftforavsnitt" style:family="text">
      <style:text-properties style:font-name="Arial" style:font-name-asian="Times New Roman" style:font-name-complex="Arial" fo:color="#000000" fo:font-size="12pt" style:font-size-asian="12pt" style:font-size-complex="12pt" style:language-asian="nb" style:country-asian="NO"/>
    </style:style>
    <style:style style:name="P61" style:parent-style-name="Normal" style:family="paragraph">
      <style:paragraph-properties fo:margin-top="0.1666in" fo:margin-bottom="0.1666in" fo:line-height="100%"/>
    </style:style>
    <style:style style:name="T62" style:parent-style-name="Standardskriftforavsnitt" style:family="text">
      <style:text-properties style:font-name="Arial" style:font-name-asian="Times New Roman" style:font-name-complex="Arial" fo:color="#000000" fo:font-size="12pt" style:font-size-asian="12pt" style:font-size-complex="12pt" style:language-asian="nb" style:country-asian="NO"/>
    </style:style>
    <style:style style:name="P63" style:parent-style-name="Normal" style:family="paragraph">
      <style:paragraph-properties fo:margin-top="0.1666in" fo:margin-bottom="0.1666in" fo:line-height="100%"/>
    </style:style>
    <style:style style:name="T64" style:parent-style-name="Standardskriftforavsnitt" style:family="text">
      <style:text-properties style:font-name="Arial" style:font-name-asian="Times New Roman" style:font-name-complex="Arial" fo:color="#000000" fo:font-size="12pt" style:font-size-asian="12pt" style:font-size-complex="12pt" style:language-asian="nb" style:country-asian="NO"/>
    </style:style>
    <style:style style:name="P65" style:parent-style-name="Normal" style:family="paragraph">
      <style:paragraph-properties fo:margin-top="0.1666in" fo:margin-bottom="0.1666in" fo:line-height="100%"/>
    </style:style>
    <style:style style:name="T66" style:parent-style-name="Standardskriftforavsnitt" style:family="text">
      <style:text-properties style:font-name="Arial" style:font-name-asian="Times New Roman" style:font-name-complex="Arial" fo:color="#000000" fo:font-size="12pt" style:font-size-asian="12pt" style:font-size-complex="12pt" style:language-asian="nb" style:country-asian="NO"/>
    </style:style>
    <style:style style:name="P67" style:parent-style-name="Normal" style:family="paragraph">
      <style:paragraph-properties fo:margin-top="0.1666in" fo:margin-bottom="0.1666in" fo:line-height="100%"/>
    </style:style>
    <style:style style:name="T68" style:parent-style-name="Standardskriftforavsnitt" style:family="text">
      <style:text-properties style:font-name="Arial" style:font-name-asian="Times New Roman" style:font-name-complex="Arial" fo:color="#000000" fo:font-size="12pt" style:font-size-asian="12pt" style:font-size-complex="12pt" style:language-asian="nb" style:country-asian="NO"/>
    </style:style>
    <style:style style:name="P69" style:parent-style-name="Normal" style:family="paragraph">
      <style:paragraph-properties fo:margin-top="0.1666in" fo:margin-bottom="0.1666in" fo:line-height="100%"/>
    </style:style>
    <style:style style:name="T70" style:parent-style-name="Standardskriftforavsnitt" style:family="text">
      <style:text-properties style:font-name="Arial" style:font-name-asian="Times New Roman" style:font-name-complex="Arial" fo:font-weight="bold" style:font-weight-asian="bold" style:font-weight-complex="bold" fo:color="#000000" fo:font-size="12pt" style:font-size-asian="12pt" style:font-size-complex="12pt" style:language-asian="nb" style:country-asian="NO"/>
    </style:style>
    <style:style style:name="P71" style:parent-style-name="Normal" style:family="paragraph">
      <style:paragraph-properties fo:margin-top="0.1666in" fo:margin-bottom="0.1666in" fo:line-height="100%"/>
    </style:style>
    <style:style style:name="T72" style:parent-style-name="Standardskriftforavsnitt" style:family="text">
      <style:text-properties style:font-name="Arial" style:font-name-asian="Times New Roman" style:font-name-complex="Arial" fo:color="#000000" fo:font-size="12pt" style:font-size-asian="12pt" style:font-size-complex="12pt" style:language-asian="nb" style:country-asian="NO"/>
    </style:style>
    <style:style style:name="P73" style:parent-style-name="Normal" style:family="paragraph">
      <style:paragraph-properties fo:margin-top="0.1666in" fo:margin-bottom="0.1666in" fo:line-height="100%"/>
    </style:style>
    <style:style style:name="T74" style:parent-style-name="Standardskriftforavsnitt" style:family="text">
      <style:text-properties style:font-name="Arial" style:font-name-asian="Times New Roman" style:font-name-complex="Arial" fo:color="#000000" fo:font-size="12pt" style:font-size-asian="12pt" style:font-size-complex="12pt" style:language-asian="nb" style:country-asian="NO"/>
    </style:style>
    <style:style style:name="P75" style:parent-style-name="Normal" style:family="paragraph">
      <style:paragraph-properties fo:margin-top="0.1666in" fo:margin-bottom="0.1666in" fo:line-height="100%"/>
    </style:style>
    <style:style style:name="T76" style:parent-style-name="Standardskriftforavsnitt" style:family="text">
      <style:text-properties style:font-name="Arial" style:font-name-asian="Times New Roman" style:font-name-complex="Arial" fo:color="#000000" fo:font-size="12pt" style:font-size-asian="12pt" style:font-size-complex="12pt" style:language-asian="nb" style:country-asian="NO"/>
    </style:style>
    <style:style style:name="P77" style:parent-style-name="Normal" style:family="paragraph">
      <style:paragraph-properties fo:margin-top="0.1666in" fo:margin-bottom="0.1666in" fo:line-height="100%"/>
    </style:style>
    <style:style style:name="T78" style:parent-style-name="Standardskriftforavsnitt" style:family="text">
      <style:text-properties style:font-name="Arial" style:font-name-asian="Times New Roman" style:font-name-complex="Arial" fo:color="#000000" fo:font-size="12pt" style:font-size-asian="12pt" style:font-size-complex="12pt" style:language-asian="nb" style:country-asian="NO"/>
    </style:style>
    <style:style style:name="P79" style:parent-style-name="Normal" style:family="paragraph">
      <style:paragraph-properties fo:margin-top="0.1666in" fo:margin-bottom="0.1666in" fo:line-height="100%"/>
    </style:style>
    <style:style style:name="T80" style:parent-style-name="Standardskriftforavsnitt" style:family="text">
      <style:text-properties style:font-name="Arial" style:font-name-asian="Times New Roman" style:font-name-complex="Arial" fo:color="#000000" fo:font-size="12pt" style:font-size-asian="12pt" style:font-size-complex="12pt" style:language-asian="nb" style:country-asian="NO"/>
    </style:style>
    <style:style style:name="P81" style:parent-style-name="Normal" style:family="paragraph">
      <style:paragraph-properties fo:margin-top="0.1666in" fo:margin-bottom="0.1666in" fo:line-height="100%"/>
    </style:style>
    <style:style style:name="T82" style:parent-style-name="Standardskriftforavsnitt" style:family="text">
      <style:text-properties style:font-name="Arial" style:font-name-asian="Times New Roman" style:font-name-complex="Arial" fo:color="#000000" fo:font-size="12pt" style:font-size-asian="12pt" style:font-size-complex="12pt" style:language-asian="nb" style:country-asian="NO"/>
    </style:style>
    <style:style style:name="P83" style:parent-style-name="Normal" style:family="paragraph">
      <style:paragraph-properties fo:margin-top="0.1666in" fo:margin-bottom="0.1666in" fo:line-height="100%"/>
    </style:style>
    <style:style style:name="T84" style:parent-style-name="Standardskriftforavsnitt" style:family="text">
      <style:text-properties style:font-name="Arial" style:font-name-asian="Times New Roman" style:font-name-complex="Arial" fo:color="#000000" fo:font-size="12pt" style:font-size-asian="12pt" style:font-size-complex="12pt" style:language-asian="nb" style:country-asian="NO"/>
    </style:style>
    <style:style style:name="P85" style:parent-style-name="Normal" style:family="paragraph">
      <style:paragraph-properties fo:margin-top="0.1666in" fo:margin-bottom="0.1666in" fo:line-height="100%"/>
    </style:style>
    <style:style style:name="T86" style:parent-style-name="Standardskriftforavsnitt" style:family="text">
      <style:text-properties style:font-name="Arial" style:font-name-asian="Times New Roman" style:font-name-complex="Arial" fo:color="#000000" fo:font-size="12pt" style:font-size-asian="12pt" style:font-size-complex="12pt" style:language-asian="nb" style:country-asian="NO"/>
    </style:style>
    <style:style style:name="P87" style:parent-style-name="Normal" style:family="paragraph">
      <style:paragraph-properties fo:margin-top="0.1666in" fo:margin-bottom="0.1666in" fo:line-height="100%"/>
    </style:style>
    <style:style style:name="T88" style:parent-style-name="Standardskriftforavsnitt" style:family="text">
      <style:text-properties style:font-name="Arial" style:font-name-asian="Times New Roman" style:font-name-complex="Arial" fo:color="#000000" fo:font-size="12pt" style:font-size-asian="12pt" style:font-size-complex="12pt" style:language-asian="nb" style:country-asian="NO"/>
    </style:style>
    <style:style style:name="P89" style:parent-style-name="Normal" style:family="paragraph">
      <style:paragraph-properties fo:margin-bottom="0.1666in" fo:line-height="100%"/>
      <style:text-properties style:font-name="Times New Roman" style:font-name-asian="Times New Roman" style:font-name-complex="Times New Roman" fo:font-size="12pt" style:font-size-asian="12pt" style:font-size-complex="12pt" style:language-asian="nb" style:country-asian="NO"/>
    </style:style>
    <style:style style:name="P90" style:parent-style-name="Normal" style:family="paragraph">
      <style:paragraph-properties fo:margin-bottom="0in" fo:line-height="100%"/>
    </style:style>
    <style:style style:name="T91" style:parent-style-name="Standardskriftforavsnitt" style:family="text">
      <style:text-properties style:font-name="Arial" style:font-name-asian="Times New Roman" style:font-name-complex="Arial" fo:font-weight="bold" style:font-weight-asian="bold" style:font-weight-complex="bold" fo:color="#000000" style:language-asian="nb" style:country-asian="NO"/>
    </style:style>
    <style:style style:name="P92"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nb" style:country-asian="NO"/>
    </style:style>
    <style:style style:name="P93" style:parent-style-name="Normal" style:family="paragraph">
      <style:paragraph-properties fo:margin-top="0.1666in" fo:margin-bottom="0.1666in" fo:line-height="100%"/>
    </style:style>
    <style:style style:name="T94" style:parent-style-name="Standardskriftforavsnitt" style:family="text">
      <style:text-properties style:font-name="Arial" style:font-name-asian="Times New Roman" style:font-name-complex="Arial" fo:font-weight="bold" style:font-weight-asian="bold" style:font-weight-complex="bold" fo:color="#000000" fo:font-size="12pt" style:font-size-asian="12pt" style:font-size-complex="12pt" style:language-asian="nb" style:country-asian="NO"/>
    </style:style>
    <style:style style:name="T95" style:parent-style-name="Standardskriftforavsnitt" style:family="text">
      <style:text-properties style:font-name="Arial" style:font-name-asian="Times New Roman" style:font-name-complex="Arial" fo:color="#000000" fo:font-size="12pt" style:font-size-asian="12pt" style:font-size-complex="12pt" style:language-asian="nb" style:country-asian="NO"/>
    </style:style>
    <style:style style:name="P96" style:parent-style-name="Normal" style:family="paragraph">
      <style:paragraph-properties fo:margin-top="0.1666in" fo:margin-bottom="0.1666in" fo:line-height="100%"/>
    </style:style>
    <style:style style:name="T97" style:parent-style-name="Standardskriftforavsnitt" style:family="text">
      <style:text-properties style:font-name="Arial" style:font-name-asian="Times New Roman" style:font-name-complex="Arial" fo:color="#000000" fo:font-size="12pt" style:font-size-asian="12pt" style:font-size-complex="12pt" style:language-asian="nb" style:country-asian="NO"/>
    </style:style>
    <style:style style:name="T98" style:parent-style-name="Standardskriftforavsnitt" style:family="text">
      <style:text-properties style:font-name="Arial" style:font-name-asian="Times New Roman" style:font-name-complex="Arial" fo:font-weight="bold" style:font-weight-asian="bold" style:font-weight-complex="bold" fo:color="#000000" fo:font-size="12pt" style:font-size-asian="12pt" style:font-size-complex="12pt" style:language-asian="nb" style:country-asian="NO"/>
    </style:style>
    <style:style style:name="T99" style:parent-style-name="Standardskriftforavsnitt" style:family="text">
      <style:text-properties style:font-name="Arial" style:font-name-asian="Times New Roman" style:font-name-complex="Arial" fo:color="#000000" fo:font-size="12pt" style:font-size-asian="12pt" style:font-size-complex="12pt" style:language-asian="nb" style:country-asian="NO"/>
    </style:style>
    <style:style style:name="T100" style:parent-style-name="Standardskriftforavsnitt" style:family="text">
      <style:text-properties style:font-name="Arial" style:font-name-asian="Times New Roman" style:font-name-complex="Arial" fo:font-weight="bold" style:font-weight-asian="bold" style:font-weight-complex="bold" fo:color="#000000" fo:font-size="12pt" style:font-size-asian="12pt" style:font-size-complex="12pt" style:language-asian="nb" style:country-asian="NO"/>
    </style:style>
    <style:style style:name="T101" style:parent-style-name="Standardskriftforavsnitt" style:family="text">
      <style:text-properties style:font-name="Arial" style:font-name-asian="Times New Roman" style:font-name-complex="Arial" fo:color="#000000" fo:font-size="12pt" style:font-size-asian="12pt" style:font-size-complex="12pt" style:language-asian="nb" style:country-asian="NO"/>
    </style:style>
    <style:style style:name="T102" style:parent-style-name="Standardskriftforavsnitt" style:family="text">
      <style:text-properties style:font-name="Arial" style:font-name-asian="Times New Roman" style:font-name-complex="Arial" fo:font-weight="bold" style:font-weight-asian="bold" style:font-weight-complex="bold" fo:color="#000000" fo:font-size="12pt" style:font-size-asian="12pt" style:font-size-complex="12pt" style:language-asian="nb" style:country-asian="NO"/>
    </style:style>
    <style:style style:name="T103" style:parent-style-name="Standardskriftforavsnitt" style:family="text">
      <style:text-properties style:font-name="Arial" style:font-name-asian="Times New Roman" style:font-name-complex="Arial" fo:color="#000000" fo:font-size="12pt" style:font-size-asian="12pt" style:font-size-complex="12pt" style:language-asian="nb" style:country-asian="NO"/>
    </style:style>
    <style:style style:name="T104" style:parent-style-name="Standardskriftforavsnitt" style:family="text">
      <style:text-properties style:font-name="Arial" style:font-name-asian="Times New Roman" style:font-name-complex="Arial" fo:font-weight="bold" style:font-weight-asian="bold" style:font-weight-complex="bold" fo:color="#000000" fo:font-size="12pt" style:font-size-asian="12pt" style:font-size-complex="12pt" style:language-asian="nb" style:country-asian="NO"/>
    </style:style>
    <style:style style:name="T105" style:parent-style-name="Standardskriftforavsnitt" style:family="text">
      <style:text-properties style:font-name="Arial" style:font-name-asian="Times New Roman" style:font-name-complex="Arial" fo:color="#000000" fo:font-size="12pt" style:font-size-asian="12pt" style:font-size-complex="12pt" style:language-asian="nb" style:country-asian="NO"/>
    </style:style>
    <style:style style:name="T106" style:parent-style-name="Standardskriftforavsnitt" style:family="text">
      <style:text-properties style:font-name="Arial" style:font-name-asian="Times New Roman" style:font-name-complex="Arial" fo:font-weight="bold" style:font-weight-asian="bold" style:font-weight-complex="bold" fo:color="#000000" fo:font-size="12pt" style:font-size-asian="12pt" style:font-size-complex="12pt" style:language-asian="nb" style:country-asian="NO"/>
    </style:style>
    <style:style style:name="T107" style:parent-style-name="Standardskriftforavsnitt" style:family="text">
      <style:text-properties style:font-name="Arial" style:font-name-asian="Times New Roman" style:font-name-complex="Arial" fo:color="#000000" fo:font-size="12pt" style:font-size-asian="12pt" style:font-size-complex="12pt" style:language-asian="nb" style:country-asian="NO"/>
    </style:style>
    <style:style style:name="P108" style:parent-style-name="Normal" style:family="paragraph">
      <style:paragraph-properties fo:margin-top="0.1666in" fo:margin-bottom="0.1666in" fo:line-height="100%"/>
    </style:style>
    <style:style style:name="T109" style:parent-style-name="Standardskriftforavsnitt" style:family="text">
      <style:text-properties style:font-name="Arial" style:font-name-asian="Times New Roman" style:font-name-complex="Arial" fo:color="#000000" fo:font-size="12pt" style:font-size-asian="12pt" style:font-size-complex="12pt" style:language-asian="nb" style:country-asian="NO"/>
    </style:style>
    <style:style style:name="T110" style:parent-style-name="Standardskriftforavsnitt" style:family="text">
      <style:text-properties style:font-name="Arial" style:font-name-asian="Times New Roman" style:font-name-complex="Arial" fo:font-weight="bold" style:font-weight-asian="bold" style:font-weight-complex="bold" fo:color="#000000" fo:font-size="12pt" style:font-size-asian="12pt" style:font-size-complex="12pt" style:language-asian="nb" style:country-asian="NO"/>
    </style:style>
    <style:style style:name="T111" style:parent-style-name="Standardskriftforavsnitt" style:family="text">
      <style:text-properties style:font-name="Arial" style:font-name-asian="Times New Roman" style:font-name-complex="Arial" fo:color="#000000" fo:font-size="12pt" style:font-size-asian="12pt" style:font-size-complex="12pt" style:language-asian="nb" style:country-asian="NO"/>
    </style:style>
    <style:style style:name="T112" style:parent-style-name="Standardskriftforavsnitt" style:family="text">
      <style:text-properties style:font-name="Arial" style:font-name-asian="Times New Roman" style:font-name-complex="Arial" fo:font-weight="bold" style:font-weight-asian="bold" style:font-weight-complex="bold" fo:color="#000000" fo:font-size="12pt" style:font-size-asian="12pt" style:font-size-complex="12pt" style:language-asian="nb" style:country-asian="NO"/>
    </style:style>
    <style:style style:name="T113" style:parent-style-name="Standardskriftforavsnitt" style:family="text">
      <style:text-properties style:font-name="Arial" style:font-name-asian="Times New Roman" style:font-name-complex="Arial" fo:color="#000000" fo:font-size="12pt" style:font-size-asian="12pt" style:font-size-complex="12pt" style:language-asian="nb" style:country-asian="NO"/>
    </style:style>
    <style:style style:name="P114" style:parent-style-name="Normal" style:family="paragraph">
      <style:paragraph-properties fo:margin-top="0.1666in" fo:margin-bottom="0.1666in" fo:line-height="100%"/>
    </style:style>
    <style:style style:name="T115" style:parent-style-name="Standardskriftforavsnitt" style:family="text">
      <style:text-properties style:font-name="Arial" style:font-name-asian="Times New Roman" style:font-name-complex="Arial" fo:color="#000000" fo:font-size="12pt" style:font-size-asian="12pt" style:font-size-complex="12pt" style:language-asian="nb" style:country-asian="NO"/>
    </style:style>
    <style:style style:name="P116" style:parent-style-name="Normal" style:family="paragraph">
      <style:paragraph-properties fo:margin-top="0.1666in" fo:margin-bottom="0.1666in" fo:line-height="100%"/>
    </style:style>
    <style:style style:name="T117" style:parent-style-name="Standardskriftforavsnitt" style:family="text">
      <style:text-properties style:font-name="Arial" style:font-name-asian="Times New Roman" style:font-name-complex="Arial" fo:color="#000000" fo:font-size="12pt" style:font-size-asian="12pt" style:font-size-complex="12pt" style:language-asian="nb" style:country-asian="NO"/>
    </style:style>
    <style:style style:name="P118" style:parent-style-name="Normal" style:family="paragraph">
      <style:paragraph-properties fo:margin-top="0.1666in" fo:margin-bottom="0.1666in" fo:line-height="100%"/>
    </style:style>
    <style:style style:name="T119" style:parent-style-name="Standardskriftforavsnitt" style:family="text">
      <style:text-properties style:font-name="Arial" style:font-name-asian="Times New Roman" style:font-name-complex="Arial" fo:color="#000000" fo:font-size="12pt" style:font-size-asian="12pt" style:font-size-complex="12pt" style:language-asian="nb" style:country-asian="NO"/>
    </style:style>
    <style:style style:name="P120" style:parent-style-name="Normal" style:family="paragraph">
      <style:paragraph-properties fo:margin-top="0.1666in" fo:margin-bottom="0.1666in" fo:line-height="100%"/>
    </style:style>
    <style:style style:name="T121" style:parent-style-name="Standardskriftforavsnitt" style:family="text">
      <style:text-properties style:font-name="Arial" style:font-name-asian="Times New Roman" style:font-name-complex="Arial" fo:color="#000000" fo:font-size="12pt" style:font-size-asian="12pt" style:font-size-complex="12pt" style:language-asian="nb" style:country-asian="NO"/>
    </style:style>
    <style:style style:name="P122" style:parent-style-name="Normal" style:family="paragraph">
      <style:paragraph-properties fo:margin-top="0.1666in" fo:margin-bottom="0.1666in" fo:line-height="100%"/>
    </style:style>
    <style:style style:name="T123" style:parent-style-name="Standardskriftforavsnitt" style:family="text">
      <style:text-properties style:font-name="Arial" style:font-name-asian="Times New Roman" style:font-name-complex="Arial" fo:color="#000000" fo:font-size="12pt" style:font-size-asian="12pt" style:font-size-complex="12pt" style:language-asian="nb" style:country-asian="NO"/>
    </style:style>
    <style:style style:name="T124" style:parent-style-name="Standardskriftforavsnitt" style:family="text">
      <style:text-properties style:font-name="Arial" style:font-name-asian="Times New Roman" style:font-name-complex="Arial" fo:font-weight="bold" style:font-weight-asian="bold" style:font-weight-complex="bold" fo:color="#000000" fo:font-size="12pt" style:font-size-asian="12pt" style:font-size-complex="12pt" style:language-asian="nb" style:country-asian="NO"/>
    </style:style>
    <style:style style:name="T125" style:parent-style-name="Standardskriftforavsnitt" style:family="text">
      <style:text-properties style:font-name="Arial" style:font-name-asian="Times New Roman" style:font-name-complex="Arial" fo:color="#000000" fo:font-size="12pt" style:font-size-asian="12pt" style:font-size-complex="12pt" style:language-asian="nb" style:country-asian="NO"/>
    </style:style>
    <style:style style:name="T126" style:parent-style-name="Standardskriftforavsnitt" style:family="text">
      <style:text-properties style:font-name="Arial" style:font-name-asian="Times New Roman" style:font-name-complex="Arial" fo:font-weight="bold" style:font-weight-asian="bold" style:font-weight-complex="bold" fo:color="#000000" fo:font-size="12pt" style:font-size-asian="12pt" style:font-size-complex="12pt" style:language-asian="nb" style:country-asian="NO"/>
    </style:style>
    <style:style style:name="T127" style:parent-style-name="Standardskriftforavsnitt" style:family="text">
      <style:text-properties style:font-name="Arial" style:font-name-asian="Times New Roman" style:font-name-complex="Arial" fo:color="#000000" fo:font-size="12pt" style:font-size-asian="12pt" style:font-size-complex="12pt" style:language-asian="nb" style:country-asian="NO"/>
    </style:style>
    <style:style style:name="T128" style:parent-style-name="Standardskriftforavsnitt" style:family="text">
      <style:text-properties style:font-name="Arial" style:font-name-asian="Times New Roman" style:font-name-complex="Arial" fo:font-weight="bold" style:font-weight-asian="bold" style:font-weight-complex="bold" fo:color="#000000" fo:font-size="12pt" style:font-size-asian="12pt" style:font-size-complex="12pt" style:language-asian="nb" style:country-asian="NO"/>
    </style:style>
    <style:style style:name="T129" style:parent-style-name="Standardskriftforavsnitt" style:family="text">
      <style:text-properties style:font-name="Arial" style:font-name-asian="Times New Roman" style:font-name-complex="Arial" fo:color="#000000" fo:font-size="12pt" style:font-size-asian="12pt" style:font-size-complex="12pt" style:language-asian="nb" style:country-asian="NO"/>
    </style:style>
    <style:style style:name="P130" style:parent-style-name="Normal" style:family="paragraph">
      <style:paragraph-properties fo:margin-top="0.1666in" fo:margin-bottom="0.1666in" fo:line-height="100%"/>
    </style:style>
    <style:style style:name="T131" style:parent-style-name="Standardskriftforavsnitt" style:family="text">
      <style:text-properties style:font-name="Arial" style:font-name-asian="Times New Roman" style:font-name-complex="Arial" fo:color="#000000" fo:font-size="12pt" style:font-size-asian="12pt" style:font-size-complex="12pt" style:language-asian="nb" style:country-asian="NO"/>
    </style:style>
    <style:style style:name="P132" style:parent-style-name="Normal" style:family="paragraph">
      <style:paragraph-properties fo:margin-top="0.1666in" fo:margin-bottom="0.1666in" fo:line-height="100%"/>
    </style:style>
    <style:style style:name="T133" style:parent-style-name="Standardskriftforavsnitt" style:family="text">
      <style:text-properties style:font-name="Arial" style:font-name-asian="Times New Roman" style:font-name-complex="Arial" fo:color="#000000" fo:font-size="12pt" style:font-size-asian="12pt" style:font-size-complex="12pt" style:language-asian="nb" style:country-asian="NO"/>
    </style:style>
    <style:style style:name="P134" style:parent-style-name="Normal" style:family="paragraph">
      <style:paragraph-properties fo:margin-top="0.1666in" fo:margin-bottom="0.1666in" fo:line-height="100%"/>
    </style:style>
    <style:style style:name="T135" style:parent-style-name="Standardskriftforavsnitt" style:family="text">
      <style:text-properties style:font-name="Arial" style:font-name-asian="Times New Roman" style:font-name-complex="Arial" fo:font-weight="bold" style:font-weight-asian="bold" style:font-weight-complex="bold" fo:color="#000000" fo:font-size="12pt" style:font-size-asian="12pt" style:font-size-complex="12pt" style:language-asian="nb" style:country-asian="NO"/>
    </style:style>
    <style:style style:name="T136" style:parent-style-name="Standardskriftforavsnitt" style:family="text">
      <style:text-properties style:font-name="Arial" style:font-name-asian="Times New Roman" style:font-name-complex="Arial" fo:color="#000000" fo:font-size="12pt" style:font-size-asian="12pt" style:font-size-complex="12pt" style:language-asian="nb" style:country-asian="NO"/>
    </style:style>
    <style:style style:name="P137" style:parent-style-name="Normal" style:family="paragraph">
      <style:paragraph-properties fo:margin-top="0.1666in" fo:margin-bottom="0.1666in" fo:line-height="100%"/>
    </style:style>
    <style:style style:name="T138" style:parent-style-name="Standardskriftforavsnitt" style:family="text">
      <style:text-properties style:font-name="Arial" style:font-name-asian="Times New Roman" style:font-name-complex="Arial" fo:color="#000000" fo:font-size="12pt" style:font-size-asian="12pt" style:font-size-complex="12pt" style:language-asian="nb" style:country-asian="NO"/>
    </style:style>
    <style:style style:name="P139" style:parent-style-name="Normal" style:family="paragraph">
      <style:paragraph-properties fo:margin-top="0.1666in" fo:margin-bottom="0.1666in" fo:line-height="100%"/>
    </style:style>
    <style:style style:name="T140" style:parent-style-name="Standardskriftforavsnitt" style:family="text">
      <style:text-properties style:font-name="Arial" style:font-name-asian="Times New Roman" style:font-name-complex="Arial" fo:color="#000000" fo:font-size="12pt" style:font-size-asian="12pt" style:font-size-complex="12pt" style:language-asian="nb" style:country-asian="NO"/>
    </style:style>
    <style:style style:name="P141" style:parent-style-name="Normal" style:family="paragraph">
      <style:paragraph-properties fo:margin-top="0.1666in" fo:margin-bottom="0.1666in" fo:line-height="100%"/>
    </style:style>
    <style:style style:name="T142" style:parent-style-name="Standardskriftforavsnitt" style:family="text">
      <style:text-properties style:font-name="Arial" style:font-name-asian="Times New Roman" style:font-name-complex="Arial" fo:color="#000000" fo:font-size="12pt" style:font-size-asian="12pt" style:font-size-complex="12pt" style:language-asian="nb" style:country-asian="NO"/>
    </style:style>
  </office:automatic-styles>
  <office:body>
    <office:text text:use-soft-page-breaks="true">
      <text:p text:style-name="P1"><text:span text:style-name="T2">Deividas:</text:span></text:p>
      <text:p text:style-name="P3"><text:span text:style-name="T4">Flat jord-teori er en hypotese som sier at jorden er flat. Flat jords-teorien har blitt ansett for å være sann av de fleste mennesker i mange gamle kulturer. Men med tiden, med utvikling av samfunnet og vitenskap, viste det seg at flatjordsteorien er feil. Men med rask vekst av internettet og sosiale medier, vokste det nummeret av konspirasjons teorier og pseudovitenskapelige hypoteser. Også kom flat jord-teori tilbake som en pseudovitenskap. Det har blitt mange som har sagt at teorien er ekte vitenskap, de har skrevet bøker om det, laget nettsider om det, prøvde å bevise det, og diskuterte med forskere. Men ingen har kommet nær til å få vanlige folk til å kalle flat jord-teorien ekte vitenskap. Og hvorfor er det ikke vitenskap?</text:span></text:p>
      <text:p text:style-name="P5"><text:span text:style-name="T6">Vitenskap må ha en god hypotese først, og det er det flatjordsteorien er, en hypotese. Denne teorien har blitt observert av mange, vitenskapen må jo bli testet for å være sann, og hva er mer ekte enn det folk kan faktisk se hver dag? Men vitenskap ikke er bare en hypotese og observasjoner. Vitenskap handler om det som ikke kan observeres direkte. Det er samme som for mikroorganismer å tro at ballongen de er på er flat og ikke rundt. Vitenskapen kan ikke bli sett på som subjektiv, vitenskap må være objektiv. Og det som har mest bevis, er det mest objektivt. Og siden rund jord har falsifisert flat jord, flatjordsteori kom opp med andre argumenter som ikke kan bli testet, som gjør at det er subjektivt og ikke vitenskapelig.</text:span></text:p>
      <text:p text:style-name="P7"><text:span text:style-name="T8">b.</text:span><text:span text:style-name="T9"><text:s/>   <text:s/></text:span><text:span text:style-name="T10">Vitenskap er noe som bli endret ganske ofte over tid, vitenskapen er selvkorrigerende, og det kan gjøre at mange ikke ser skillet mellom vitenskap og pseudovitenskap. Det kan bli noe som kan bli sett på som sann, og så blir det bevist at det er usant, også blir det sann igjen over tid. Popper (1959, 1963) foreslo en måte å skille vitenskap fra ikke-vitenskap: vitenskap må være mulig å falsifisere, det vil si å bevise om det er sant eller usant. For eksempel hypotesen at månen er ost klassifiseres som en vitenskapelig hypotese, men en som er falsifisert. Siden ikke alle påstander er falsifiserbare, vil de bli kalt uvitenskapelige. Hvis man ikke kan teste det, som for eksempel religiøse påstander, er det ikke vitenskap.</text:span></text:p>
      <text:p text:style-name="P11"><text:span text:style-name="T12">Men noen hypoteser går fra vitenskapelige til pseudovitenskapelige, hvordan? Med noe som er kalt ad hoc-hypotese. Ad hoc-hypotese er en hypotese som prøver å redde en falsifiserbar hypotese ved å gjøre den ikke-falsifiserbar.  Som for eksempel flat jord: først var det falsifiserbar når vitenskapen fant bevis at jorden er rund, men folk ville beholde denne teorien som sann og derfor kom opp med andre teorier som ikke kan testes, som for eksempel at bildene av jordet er tatt i et studio og er falske, og at regjeringen skjuler sannheten om flat jord for mange forskjellige grunner. Med å finne denne ad hoc-hypotesen og finne ut om hypotesen er falsifiserbar, kan vi skille vitenskap fra pseudovitenskap.</text:span></text:p>
      <text:p text:style-name="P13"><text:span text:style-name="T14">Jens:</text:span></text:p>
      <text:list text:style-name="LFO1" text:continue-numbering="true">
        <text:list-item>
          <text:p text:style-name="P15">Først er det viktig å se på hva god vitenskap er. Det er kunnskap som stemmer godt overens med mengder av observasjoner og annen kunnskap, og som vitenskapsfolk ikke har funnet en alvorlig feil i, eller som de iallfall ikke har bedre alternativer til.  Flat jord-teorien følger ikke det de kravene som er for at det skal være god vitenskap. Man har ofte en hypotese om at jorden er flat, det i seg selv kan være god vitenskap siden en hypotese kan komme fra en drøm og fortsatt være en god hypotese. Forskjellen er at man må systematisk teste og bekrefte den gjennom<text:s/><text:soft-page-break/>observasjoner som man gjør. For at flat jord-teorien skal være god vitenskap så må det den ha noen observasjoner som kan bygge opp på selve teorien, når det gjelder flat jord-teorien er det mange som har forskjellige «bevis» med at når man ser utover havet ser man ikke at havet går nedover og at de benekter at gravitasjon finnes. Dette benekter da all fysikk og Newton sin teori om gravitasjon som er bevist. Disse hypotesene som flate jord-teoretikere kommer med, blir kalt for ad hoc-hypoteser. Ad hoc-hypotese er da en hypotese som blir introdusert for å redde en teori fra falsifisering uten at det finnes støtte for den. Med tanke på at flat-jord teoretikere ofte bruker hoc-hypoteser for å gjøre falsifiserbare hypoteser til ikke-falsifiserbare hypoteser, blir flat jord-teorien pseudovitenskap. Fordi når enhver falsifikasjon forklares bort som konspirasjon, blir da hypotesen ikke falsifiserbar. Så siden man bruker ad hoc-hypoteser blir flat jord-teorien ikke en god vitenskap.</text:p>
        </text:list-item>
      </text:list>
      <text:p text:style-name="P16"><text:span text:style-name="T17"> </text:span></text:p>
      <text:p text:style-name="P18"><text:span text:style-name="T19">b)</text:span><text:span text:style-name="T20"> <text:s/></text:span><text:span text:style-name="T21"><text:tab/></text:span><text:span text:style-name="T22">Det er en ganske stor forskjell på vitenskap og pseudovitenskap, den største av de er en holdningsforskjell. Siden pseudovitenskap er satt opp for å lete etter bevis som støtter påstandene for sine hypoteser. Vitenskap derimot er satt opp for å utfordre påstandene sine og se etter bevis som kan bevise at hypotesen er falsk. Med andre ord, pseudovitenskap søker bekreftelse og vitenskap søker falsifikasjoner. Ofte er vitenskapelige påstander falsifiserbare, fordi man kan angi hvilke observerbare utfall som ville være umulig hvis påstanden var sann. Pseudovitenskapelige påstander passer med alle tenkelige sett med observerbare resultater. Dette betyr at du kan gjøre en test som viser at en vitenskapelig påstand er falsk, men ingen tenkelige tester kan vise at en pseudovitenskapelig påstand er falsk. Ofte blir vitenskapelige resultater henvist til vitenskapelig dokumentasjon, dette for å bygge opp under sine påstander og for at andre skal kunne akseptere de. Pseudovitenskap referer ofte til teorier, metoder eller systemer, dette for å få ideene sine til å fremstå mer vitenskapelige. Men dette ofte uten å oppfylle standardene for evidens og testing som vitenskapelige teorier bør oppfylle. Pseudovitenskap ofte er flinke til å henvise til som høres ut som evidens med en gang, som personlige anekdoter, artikler publisert i tvilsomme tidsskrifter, gamle artikler som senere er blitt avkreftet, enkeltresultater som er i strid med alle andre resultater vi har fått, «gode» artikler som egentlig viser noe annet enn det påstås at de viser, ofte gruppe med folk som påstår at de er eksperter som har underskrevet et opprop. Derfor er det viktig å fremstå som vitenskapelig.</text:span></text:p>
      <text:p text:style-name="P23"/>
      <text:p text:style-name="P24"><text:span text:style-name="T25">Valentin:</text:span></text:p>
      <text:p text:style-name="P26"><text:span text:style-name="T27">Om Flat Earth</text:span></text:p>
      <text:p text:style-name="P28"><text:span text:style-name="T29">Flat Earth er teorien om at jorden er flat. Og kan kategoriseres som en konspirasjonsteori. Ideen om at jorden er flat ble klargjort veldig lagt bak i tid(eks. Aristotle 384-322 BC, som hadde empiristisk bevis). Og begynt å dukke opp igjen rundt 1800-tallet. Siden har teoriens omfang vokst i en veldig stor grad. Det er flere og flere som prøver å bevise eller mener at teorien er bevist. Selve teorien har utviklet seg til en bevegelse imot vår forståelse av jorden/universet. Det er forskjellige modeller innenfor flat earth bevegelsen som danner et bilde av hvordan jorden «egentlig» ser ut og oppfører seg. Noen av teoriene har som forslag at jordens kant<text:s/></text:span><text:soft-page-break/><text:span text:style-name="T30">er omringet av is som holder havet, andre mener at jordens atmosfære er innkapslet i en stor klode. Og for å forklare natt og dag menes det at solen går rundt midten(Nordpolen) av jorden.</text:span></text:p>
      <text:p text:style-name="P31"><text:span text:style-name="T32">Hva er det som ligger i grunnen for en slik mentalitet? Mange mener at det er mangel på utdanning som forsterker dette synet, men det er ikke nødvendig sant. Selv om det er en god del av medlemmer innenfor flat earth bevegelsen mangler en god utdanning, viser det seg at mistillit til myndigheter og institusjoner er mye større grunn for en slik mentalitet.</text:span></text:p>
      <text:p text:style-name="P33"><text:span text:style-name="T34">Kilder:</text:span></text:p>
      <text:p text:style-name="P35"><text:a xlink:href="https://physicsworld.com/a/fighting-flat-earth-theory/" office:target-frame-name="_top" xlink:show="replace"><text:span text:style-name="T36">https://physicsworld.com/a/fighting-flat-earth-theory/</text:span></text:a></text:p>
      <text:p text:style-name="P37"><text:a xlink:href="https://www.youtube.com/watch?v=m4kM5zwxThE" office:target-frame-name="_top" xlink:show="replace"><text:span text:style-name="T38">https://www.youtube.com/watch?v=m4kM5zwxThE</text:span></text:a></text:p>
      <text:p text:style-name="P39"><text:a xlink:href="https://www.youtube.com/watch?v=06bvdFK3vVU" office:target-frame-name="_top" xlink:show="replace"><text:span text:style-name="T40">https://www.youtube.com/watch?v=06bvdFK3vVU</text:span></text:a></text:p>
      <text:p text:style-name="P41"><text:a xlink:href="https://www.scientificamerican.com/podcast/episode/flat-earthers-what-they-believe-and-why/" office:target-frame-name="_top" xlink:show="replace"><text:span text:style-name="T42">https://www.scientificamerican.com/podcast/episode/flat-earthers-what-they-believe-and-why/</text:span></text:a></text:p>
      <text:p text:style-name="P43"><text:span text:style-name="T44"> </text:span></text:p>
      <text:p text:style-name="P45"><text:span text:style-name="T46"> </text:span></text:p>
      <text:p text:style-name="P47"><text:span text:style-name="T48"> </text:span></text:p>
      <text:p text:style-name="P49"><text:span text:style-name="T50"> </text:span></text:p>
      <text:p text:style-name="P51"><text:span text:style-name="T52"> </text:span></text:p>
      <text:p text:style-name="P53"><text:span text:style-name="T54"> </text:span></text:p>
      <text:p text:style-name="P55"><text:span text:style-name="T56">Tilfredsstiller Flat Earth kravene til en god vitenskap.</text:span></text:p>
      <text:p text:style-name="P57"><text:span text:style-name="T58"> Det enkelte svaret er nei, men la oss utdype dette svaret litt mer. Først skal vi se på hva vitenskap søker: Kort oppsummert søker vitenskap det som er stor, eller for lite, eller for langt unna i tid og rom til å observeres direkte, det som er for generelt eller allment og det som har å gjøre med årsak og virkning. Og flat earth faller under dette. Formålet er tross alt jorden og vår forståelse av universet. Dette er noe som er stort for langt unna til å observeres direkte osv.</text:span></text:p>
      <text:p text:style-name="P59"><text:span text:style-name="T60">Så ser vi på selve hypotesen. Selve hypotesen passer i noen grad med det vi allerede vet. Den er enkel og elegant.  Men det er her det stopper opp.</text:span></text:p>
      <text:p text:style-name="P61"><text:span text:style-name="T62">Flat earth teorien har typiske trekk som man finner ved pseudovitenskap. Det er en kraftig og elegant hypotese som ikke har blitt testet og bekreftet. Mange av medlemmene har en dogmatisk innstilling som gjør det vanskelig å argumentere imot. Og er veldig bias på informasjonen som velges å tro på og konsumeres. En lettere måte å kategorisere dette på er bekreftelse bias. Som vil si å lete etter informasjon som støtter deres oppfatninger, men overser informasjon som ikke passer.</text:span></text:p>
      <text:soft-page-break/>
      <text:p text:style-name="P63"><text:span text:style-name="T64">Kilder:</text:span></text:p>
      <text:p text:style-name="P65"><text:span text:style-name="T66">Kompendiumet</text:span></text:p>
      <text:p text:style-name="P67"><text:span text:style-name="T68"> </text:span></text:p>
      <text:p text:style-name="P69"><text:span text:style-name="T70">Hensiktsmessig skille mellom vitenskap og pseudovitenskap</text:span></text:p>
      <text:p text:style-name="P71"><text:span text:style-name="T72">For å se hva som er et hensiktsmessig skille mellom vitenskap og pseudovitenskap vil jeg først forklare hva pseudovitenskap er.</text:span></text:p>
      <text:p text:style-name="P73"><text:span text:style-name="T74">Pseudovitenskap er teorier, metoder eller systemer som prøver å fremstå som vitenskapelige. De oppfyller ikke standardene for evidens og testing som bør oppfylles ved vitenskapelige teorier. Ofte blir disse ideene formulert i et språk som høres vitenskapelig ut. (Styrke immunforsvaret). Eller så henviser de til ting som kan høres ut som evidens(personlige anekdoter,osv.)</text:span></text:p>
      <text:p text:style-name="P75"><text:span text:style-name="T76">Det vi ser med forklaring ovenfor er at pseudovitenskap fremstår som vitenskapelig. Men er ikke særpreget av genuint vitenskapelig undersøkelser eller påstander.</text:span></text:p>
      <text:p text:style-name="P77"><text:span text:style-name="T78">En lett god måte å definere skille mellom pseudo vitenskap og vitenskap er Karl Popper sitt demarkasjonskriterium for vitenskapelighet. Eller letter forklart kriterier som skiller mellom vitenskapelige og ikke-vitenskapelige påstander.</text:span></text:p>
      <text:p text:style-name="P79"><text:span text:style-name="T80">Det handler om falsifiserbarheten til en hypotese, som vil si om det er mulig å bevise at teorien er usann dersom den faktisk er usann. Det er mange eksempler på falsifiserbar hypotese. For eksempel The Big Bang teorien. Hvor du kan bevise den er usann. Selv om det koster mye, kan Big Bang teorien bevises usann ved å måle bakgrunnsstrålingen i universet.</text:span></text:p>
      <text:p text:style-name="P81"><text:span text:style-name="T82">Men det er ikke alle påstander som er falsifiserbare. Som i resultat betyr ikke at de er usanne, men ifølge Popper er de ikke vitenskapelige.</text:span></text:p>
      <text:p text:style-name="P83"><text:span text:style-name="T84">Påstander som er typiske pseudovitenskap pleier å være for vage eller uklare til å teste. Eksempel på dette kan være påstanden lengre oppe om flat earth.  Problemet med flat earth teorien er ikke at den ikke er falsifiserbar, men heller hvordan man reagerer når man blir konfrotert med observasjoner som falsifiserer den. Du blir møt med ad hoc-hypoteser som prøver å redde teorien for flat earth uten noe støtte for det. Dette gjør at teorien blir ikke-falsifiserbar. Fordig hver eneste falsifikasjon forklares med en konspirasjon.</text:span></text:p>
      <text:p text:style-name="P85"><text:span text:style-name="T86">Det Popper mente for at noe skulle være vitenskapelig, måtte det ta en risiko.</text:span></text:p>
      <text:p text:style-name="P87"><text:span text:style-name="T88"> … ble ikke ferdig*</text:span></text:p>
      <text:p text:style-name="P89"/>
      <text:p text:style-name="P90"><text:span text:style-name="T91">Kasper</text:span></text:p>
      <text:p text:style-name="P92"/>
      <text:soft-page-break/>
      <text:p text:style-name="P93"><text:span text:style-name="T94">a.<text:s/></text:span><text:span text:style-name="T95">Et eksempel på pseudovitenskap er flat-jord teorien. Denne teorien går ut på at man tror at planeten Jorden som vi mennesker lever på, faktisk er flat i stedet for å tro at Jorden er formet som en kule slik det er blitt bevist i nyere tider.</text:span></text:p>
      <text:p text:style-name="P96"><text:span text:style-name="T97">Grunnen til at denne teorien er sett på som pseudovitenskap er fordi den er hva vi kaller<text:s/></text:span><text:span text:style-name="T98">ikke-falsifiserbar</text:span><text:span text:style-name="T99"><text:s/>og at det blir introdusert<text:s/></text:span><text:span text:style-name="T100">ad hoc-hypoteser</text:span><text:span text:style-name="T101"><text:s/>når folk prøver å falsifisere hypotesen deres. For å forklare dette kan vi begynne med å forklare hva<text:s/></text:span><text:span text:style-name="T102">falsifiserbar</text:span><text:span text:style-name="T103"><text:s/>betyr. At en hypotese er falsifiserbar betyr at den kan<text:s/></text:span><text:span text:style-name="T104">falsifiseres</text:span><text:span text:style-name="T105">, altså bli bevist til å være falsk/feil. Man tester om «hypotesen h» impliserer «observasjon e». Hvis e inntreffer, betyr det at hypotesen foreløpig ikke er falsk/feil, men det betyr fremdeles ikke at hypotesen er garantert sant siden ingenting i vitenskapen er garantert til å være fullstendig rett siden noe til slutt kan ende opp med å falsifisere hypotesen. Det kan være at observasjon e egentlig ikke har noe å gjøre med hypotese h og at det da bare var tilfeldig at hypotesen impliserte den. Man må fortsette å teste hypotesene om og om igjen for å være sikre på at observasjonene stemmer overens med den. Den gir altså «støtte» til at hypotesen er sann, men ikke en «bekreftelse». Og hvis dette skjer flere ganger vil den få det som kalles</text:span><text:span text:style-name="T106"><text:s/>induktiv støtte</text:span><text:span text:style-name="T107">, altså er det større sannsynlighet at den er sann siden testene har implisert hypotesen flere ganger. Mens det motsatte også er sant om observasjonen ikke impliserer hypotesen. Da vil hypotesen bli sett på som usann og man kan prøve å finne en ny hypotese.</text:span></text:p>
      <text:p text:style-name="P108"><text:span text:style-name="T109">Når vi snakker om en hypotese som er<text:s/></text:span><text:span text:style-name="T110">ikke-falsifiserbar</text:span><text:span text:style-name="T111">, snakker vi om en hypotese som ikke kan bli bevist som feil siden de som vil bevise hypotesen som sann forklarer bort alle argumentene mot den med å finne på<text:s/></text:span><text:span text:style-name="T112">ad hoc-hypoteser</text:span><text:span text:style-name="T113">. Dette er hypoteser som skal forklare bort enhver falsifiserende observasjon som kan bevise at hypotesen til disse folkene var falsifiserbar til å begynne med. Dette er noe folk gjør når de vil at hypotesen deres skal bli sett på som sann selv om den logisk sett ikke er det. Og det er i dette tilfellet at noe ender opp å bli til pseudovitenskap.</text:span></text:p>
      <text:p text:style-name="P114"><text:span text:style-name="T115">Hvis vi tar flat-jord teorien som eksempel, så er det slik i dag at vi har nok bevis til å bevise at jorden er formet som en kule. Vi har naturligvis bilder og videoer som er blitt tatt fra verdensrommet av både jorden, månen og andre planeter i solsystemet vårt. Vi har også vitenskapen om hvordan gravitasjonen funker ved at alt blir trekt ned mot senteret av Jorden og at det selvfølgelig bare funker at alle rundt Jorden blir trekt ned mot bakken til og med om man er på den andre siden av planeten, om Jorden er formet som en kule. Vi har også selvsagt eksistensen av horisonten.</text:span></text:p>
      <text:p text:style-name="P116"><text:span text:style-name="T117">Typiske ad hoc-hypoteser som da blir brukt mot at jorden er rund, er da at mange vil gå så langt som å si at gravitasjonen ikke eksisterer. Dermed blir alle av fysikkens lover som eksisterer fra blant annet Newton kastet bort. Mange har også brukt hypoteser som sier at alle bilder og videoer som er tatt fra verdensrommet i virkeligheten er falske og at myndighetene bare har gjort dette for å lure oss. Altså har de en global konspirasjonsteori om at myndighetene lyver til oss, og de vil gå så langt som å si at det ikke engang finnes satellitter og romskip. At alt dermed er filmet i et studio.</text:span></text:p>
      <text:p text:style-name="P118"><text:span text:style-name="T119">Disse ad hoc-hypotesene blir da brukt til å gjøre hypotesen om flat-jord ikke-falsifiserbar, nettopp ved at de bare finner på unnskyldninger hver gang noen prøver å falsifisere hypotesen deres. Når man kommer til det punktet at man bruker ad hoc-hypoteser har man kommet innenfor det som kalles pseudovitenskap.</text:span></text:p>
      <text:soft-page-break/>
      <text:p text:style-name="P120"><text:span text:style-name="T121"> </text:span></text:p>
      <text:p text:style-name="P122"><text:span text:style-name="T123">Man kan også se på<text:s/></text:span><text:span text:style-name="T124">psykoanalyse</text:span><text:span text:style-name="T125"><text:s/>som et eksempel på pseudovitenskap. Grunnen til at psykoanalyse er klassifisert som pseudovitenskap er fordi den ikke gir nok detaljer til at vi kan utarbeide mulige falsifiserende prediksjoner. Hva som menes med dette i konteksten av psykoanalyse, er at psykoanalyse kan bli brukt til å forklare alle mulige handlinger som mennesker utfører ved å tolke adferden deres. Siden psykoanalysen kan forklare alt og at alle handlinger da passer like godt med teorien, er det slik at teorien ikke<text:s/></text:span><text:span text:style-name="T126">forutsier</text:span><text:span text:style-name="T127"><text:s/>noen bestemte handlinger.  I vitenskapelige sammenhenger betyr<text:s/></text:span><text:span text:style-name="T128">forutsi/predikere<text:s/></text:span><text:span text:style-name="T129">å anta hvordan fremtidige forhold vil bli ved hjelp av sannsynlighetsberegninger. Det dette betyr er at psykoanalyse ikke predikerer noe, den bare forklarer hvorfor noen gjør en handling. Og en teori som ikke forutsier noe, kan ikke forklare noe som helst.</text:span></text:p>
      <text:p text:style-name="P130"><text:span text:style-name="T131">For å gi et eksempel er det slik at for at hypotese A skal være i stand til å forklare hvorfor observasjonen B skjedde, må A også forklare hvorfor observasjon C ikke skjedde. Dette er noe psykoanalyse ikke kan gjøre siden psykoanalysen som en hypotese A vil kunne tilpasses alle observasjoner, både B og C. Hypotese A må være falsifiserbar for at man skal kunne forklare hvorfor C ikke skjedde, mens B derimot faktisk skjedde. Psykoanalyse er altså en ikke-falsifiserbar teori som da gjør den til pseudovitenskap.</text:span></text:p>
      <text:p text:style-name="P132"><text:span text:style-name="T133"> </text:span></text:p>
      <text:p text:style-name="P134"><text:span text:style-name="T135">B)</text:span><text:span text:style-name="T136"><text:s/>Det som skiller vitenskap og pseudovitenskap er hovedsakelig at vitenskap kan falsifiseres, mens pseudovitenskap er ikke-falsifiserbar. I vitenskapen må en hypotese faktisk testes og bevises ved å se om observasjoner impliserer hypotesen. Og det er ikke nok med </text:span></text:p>
      <text:p text:style-name="P137"><text:span text:style-name="T138">det heller, man må være ekstremt nøye med å se om disse observasjonenes implisering av hypotesen ikke bare var en tilfeldighet, i tillegg til at de må finne ut om observasjonen faktisk skjedde på grunn av hypotesen eller om det da er en annen hypotese som forklarer hendelsen.</text:span></text:p>
      <text:p text:style-name="P139"><text:span text:style-name="T140">Pseudovitenskap er derimot hypoteser/teorier folk har som ikke kan falsifiseres. Et eksempel er om man prøver å bevise at hypotesen man har er sann ved å bruke ad hoc-hypoteser til å forklare bort enhver form for falsifisering som folk gir hypotesen deres. For å forklare det enkelt er det når folk prøver å forklare bort falsifiseringer av hypotesen sin ved åfinne på nye hypoteser eller å benekte allerede eksisterende hypoteser som falsifiseringen kom fra til å begynne med. Et eksempel er å forklare at Jorden er flat ved å bruke ad hoc-hypoteser som at «gravitasjonen finnes ikke».</text:span></text:p>
      <text:p text:style-name="P141"><text:span text:style-name="T142">Ellers er noe ikke-falsifiserbar når teorien er i stand til å forklare enhver observasjon like godt som den andre uten at de kan falsifiseres. Et eksempel er psykoanalyse som kan forklare enhver handling et menneske gjør uten noe problem for falsifisering. Grunnen til at den kan forklare alt uten problemer er fordi psykoanalysen ikke forutsier eller da predikerer noen handlinger som mennesker gjør, den bare forklarer det i etterkant.</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b" fo:country="NO"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Standardskriftforavsnitt" style:display-name="Standardskrift for avsnit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nb" style:country-asian="NO" fo:hyphenate="false"/>
    </style:style>
    <style:style style:name="apple-tab-span" style:display-name="apple-tab-span" style:family="text" style:parent-style-name="Standardskriftforavsnitt"/>
    <style:style style:name="Hyperkobling" style:display-name="Hyperkobling" style:family="text" style:parent-style-name="Standardskriftforavsnit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ens Ole Weensvangen Nyhuus</meta:initial-creator>
    <dc:creator>Jens Ole Weensvangen Nyhuus</dc:creator>
    <meta:creation-date>2021-10-11T10:38:00Z</meta:creation-date>
    <dc:date>2021-10-11T10:39:00Z</dc:date>
    <meta:template xlink:href="Normal.dotm" xlink:type="simple"/>
    <meta:editing-cycles>1</meta:editing-cycles>
    <meta:editing-duration>PT60S</meta:editing-duration>
    <meta:document-statistic meta:page-count="6" meta:paragraph-count="35" meta:word-count="2839" meta:character-count="17856" meta:row-count="125" meta:non-whitespace-character-count="15052"/>
  </office:meta>
</office:document-meta>
</file>